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Inter" svg:font-family="Inter, 'Helvetica Neue', 'Source Sans Pro', 'Source Han Sans SC', 'Source Han Sans CN', 'Hiragino Sans GB', 'Hiragino Kaku Gothic', 'Microsoft Yahei UI', Helvetica, Arial, sans-serif"/>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Normal">
      <style:text-properties fo:font-weight="bold"/>
    </style:style>
    <style:style style:name="P2" style:family="paragraph" style:parent-style-name="Normal">
      <style:text-properties fo:font-style="italic" fo:font-weight="bold"/>
    </style:style>
    <style:style style:name="P3" style:family="paragraph" style:parent-style-name="Normal">
      <style:text-properties fo:font-style="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Normal"/>
      <text:p text:style-name="Normal">THE HERMIT’S TRIAL</text:p>
      <text:p text:style-name="Normal"/>
      <text:p text:style-name="Normal">My mother expected me to have the magic words</text:p>
      <text:p text:style-name="Normal">To save her from hell</text:p>
      <text:p text:style-name="Normal">Her name was Mary</text:p>
      <text:p text:style-name="Normal">And through her, I was graced by the Immaculata</text:p>
      <text:p text:style-name="Normal"/>
      <text:p text:style-name="Normal">This madness of the cross</text:p>
      <text:p text:style-name="Normal">This grieving the spirit</text:p>
      <text:p text:style-name="Normal">Lasted many years</text:p>
      <text:p text:style-name="Normal">Because of all those hypocrite religious and all those funny clothes they wear and all the confusion they cause</text:p>
      <text:p text:style-name="Normal">This psychological split happened when I was 23</text:p>
      <text:p text:style-name="Normal"><text:s text:c="4"/>between my desire for my father’s love in the form of an ambitious naval commission</text:p>
      <text:p text:style-name="Normal"><text:s text:c="4"/>and Regina Spektor’s song</text:p>
      <text:p text:style-name="Normal">He was anger</text:p>
      <text:p text:style-name="Normal">She was magic</text:p>
      <text:p text:style-name="Normal">He spoke to my mind</text:p>
      <text:p text:style-name="Normal">He was my crown of thorns</text:p>
      <text:p text:style-name="Normal">She was my balm of Gilead</text:p>
      <text:p text:style-name="Normal">She had answers Bjork only alluded to with her siren seductions</text:p>
      <text:p text:style-name="Normal">She laughed at herself with a hearty zen laugh</text:p>
      <text:p text:style-name="Normal">She wrapped my father’s crown of thorns around my heart</text:p>
      <text:p text:style-name="Normal">And for years, I wandered, hopeless, angry &amp; drunk</text:p>
      <text:p text:style-name="Normal"/>
      <text:p text:style-name="Normal">But a mustard seed, planted by Aleph’s Gardener</text:p>
      <text:p text:style-name="Normal">Was the seed in my heart that became Her Heart’s Flaming Grace</text:p>
      <text:p text:style-name="Normal">Past the storms &amp; waterfalls</text:p>
      <text:p text:style-name="Normal">I would stay there...</text:p>
      <text:p text:style-name="Normal">But some Boddhisatva Sadyojata is calling my ego to dance</text:p>
      <text:p text:style-name="Normal"><text:s text:c="4"/></text:p>
      <text:p text:style-name="Normal"/>
      <text:p text:style-name="Normal"/>
      <text:p text:style-name="Normal">The priests naturally suspect desert itinerants</text:p>
      <text:p text:style-name="Normal">But once in a while</text:p>
      <text:p text:style-name="Normal">Crazy cave men come down from mountains</text:p>
      <text:p text:style-name="Normal">With idiosyncratic benevolence</text:p>
      <text:p text:style-name="Normal"/>
      <text:p text:style-name="Normal">But his gifts are so far removed from common experience</text:p>
      <text:p text:style-name="Normal">That they have not eyes to see</text:p>
      <text:p text:style-name="Normal">Or ears to hear</text:p>
      <text:p text:style-name="Normal"/>
      <text:p text:style-name="Normal">And what a trial it is</text:p>
      <text:p text:style-name="Normal">How long the Truth has been Love</text:p>
      <text:p text:style-name="Normal">Without us crossing</text:p>
      <text:p text:style-name="Normal"/>
      <text:p text:style-name="Normal">I sought through deserts to feel the deepest thoughts</text:p>
      <text:p text:style-name="Normal">That I might obtain a foretaste of Divine Love</text:p>
      <text:p text:style-name="Normal"><text:soft-page-break/></text:p>
      <text:p text:style-name="Normal">-----------------------------------------------------------------</text:p>
      <text:p text:style-name="Normal"/>
      <text:p text:style-name="Normal"/>
      <text:p text:style-name="Normal">The Son lives</text:p>
      <text:p text:style-name="Normal">Always has</text:p>
      <text:p text:style-name="Normal">Always will</text:p>
      <text:p text:style-name="Normal">Because He is the Immanent Heart</text:p>
      <text:p text:style-name="Normal">And the Son of Man is crucified</text:p>
      <text:p text:style-name="Normal">For God to love Himself</text:p>
      <text:p text:style-name="Normal">He must have an other who chooses Him</text:p>
      <text:p text:style-name="Normal">Her Righteous Souls receive Him &amp; are Assumed</text:p>
      <text:p text:style-name="Normal">The Coronation of Wisdom becomes all Beauty</text:p>
      <text:p text:style-name="Normal"/>
      <text:p text:style-name="P1">The Son lives</text:p>
      <text:p text:style-name="P1">Always has</text:p>
      <text:p text:style-name="P1">Always will</text:p>
      <text:p text:style-name="P1">Because He is the Immanent Heart</text:p>
      <text:p text:style-name="P1">And the Son of Man is crucified</text:p>
      <text:p text:style-name="P1">For God to love Herself</text:p>
      <text:p text:style-name="P1">He must have an other who chooses Her</text:p>
      <text:p text:style-name="P1">Her Righteous Souls receive Him &amp; are Assumed</text:p>
      <text:p text:style-name="P1">The Coronation of Wisdom becomes all Beauty</text:p>
      <text:p text:style-name="Normal"/>
      <text:p text:style-name="Normal"/>
      <text:p text:style-name="Normal"/>
      <text:p text:style-name="Normal"/>
      <text:p text:style-name="Normal"/>
      <text:p text:style-name="Normal"/>
      <text:p text:style-name="Normal">----------------------------------------------------------------------</text:p>
      <text:p text:style-name="Normal"/>
      <text:p text:style-name="Normal"/>
      <text:p text:style-name="Normal">57. LOGOS SPARKLES ON THE WATER</text:p>
      <text:p text:style-name="Normal"/>
      <text:p text:style-name="P1">Living Flames of Love</text:p>
      <text:p text:style-name="P1">Sacred Hearts</text:p>
      <text:p text:style-name="P1">Beautiful faces of Queens with Jeweled Crowns of Heavenly Corona</text:p>
      <text:p text:style-name="P1">Sparkles walking upon the water</text:p>
      <text:p text:style-name="Normal"/>
      <text:p text:style-name="P1">Like Eve you beckoned me with bitter apples</text:p>
      <text:p text:style-name="P1">Until what I knew fell away </text:p>
      <text:p text:style-name="P1"><text:s text:c="4"/>and became a branch in a Tree made of Vines of Wisdom, Life, &amp; lightning, which flows through all souls as a river of Holy Water. </text:p>
      <text:p text:style-name="Normal"/>
      <text:p text:style-name="P1">Daena took my hand</text:p>
      <text:p text:style-name="P1">She delivered me to the Immaculate Conception, who was Ever growing Beauty.</text:p>
      <text:p text:style-name="P1">Sparks of something new in the Garden over the sun</text:p>
      <text:p text:style-name="P1"><text:s text:c="5"/>Ezekiel &amp; Zion</text:p>
      <text:p text:style-name="P1"><text:s text:c="10"/>Spiritually open, sparkling eyes</text:p>
      <text:p text:style-name="Normal"><text:soft-page-break/></text:p>
      <text:p text:style-name="Normal"/>
      <text:p text:style-name="Normal"/>
      <text:p text:style-name="Normal"/>
      <text:p text:style-name="Normal"/>
      <text:p text:style-name="Normal"/>
      <text:p text:style-name="Normal"/>
      <text:p text:style-name="Normal"/>
      <text:p text:style-name="Normal">------------</text:p>
      <text:p text:style-name="Normal"/>
      <text:p text:style-name="Normal">The Spear of Humility is the near perpetual chastisement of pesky, insinuating devils that assail our consciousness</text:p>
      <text:p text:style-name="Normal">Salvation is the Righteous Soul’s Assumption</text:p>
      <text:p text:style-name="Normal">The Coronation of Wisdom</text:p>
      <text:p text:style-name="Normal">My ego builds a tower of Babel</text:p>
      <text:p text:style-name="Normal">But Her ever-expanding righteous soul’s Immaculate Intention crushes nature as I quiver in terror of Almighty Power</text:p>
      <text:p text:style-name="Normal"/>
      <text:p text:style-name="Normal"/>
      <text:p text:style-name="Normal">-------------</text:p>
      <text:p text:style-name="Normal"/>
      <text:p text:style-name="Normal">You can be a highly intelligent Saint</text:p>
      <text:p text:style-name="Normal">Or a highly intelligent Satan</text:p>
      <text:p text:style-name="Normal">For gnosis is the double-edged sword of that tree piercing our Sacred Hearts with the Cherubim’s flaming, Faustian sword of banishment</text:p>
      <text:p text:style-name="Normal">But Wisdom is new birth as Truth</text:p>
      <text:p text:style-name="Normal">And the Righteous Soul can live within the Womb of Wisdom in any moment Jupiter’s Compassion ascends Saturn’s Yetzirah</text:p>
      <text:p text:style-name="Normal">And Crucifies the Superego of Nebuchanezzar’s Dream</text:p>
      <text:p text:style-name="Normal"><text:s text:c="2"/>That sinking pool of Spiritual Avarice</text:p>
      <text:p text:style-name="Normal"><text:s text:c="5"/>That would build its utopia of corrupted pride</text:p>
      <text:p text:style-name="Normal"/>
      <text:p text:style-name="Normal"/>
      <text:p text:style-name="Normal"/>
      <text:p text:style-name="Normal">-------</text:p>
      <text:p text:style-name="Normal">This Internet thing, drawing us in</text:p>
      <text:p text:style-name="Normal">Seems a wicked thing, at the moment</text:p>
      <text:p text:style-name="Normal">Why don’t we articulate human flourishing?</text:p>
      <text:p text:style-name="Normal">Point our highest spiritual aspirations at the Tree of Wisdom?</text:p>
      <text:p text:style-name="Normal">For the bitter fruit of the tree of knowledge made AI with the help of the exploitative spirits below man</text:p>
      <text:p text:style-name="Normal">Cain’s demons have built dens of thieves <text:s/>hunting ground</text:p>
      <text:p text:style-name="Normal">But be not haunted nor led by demons</text:p>
      <text:p text:style-name="Normal">--------</text:p>
      <text:p text:style-name="Normal">For Christ Risen is the Path of Chesed</text:p>
      <text:p text:style-name="Normal">Beri’ah</text:p>
      <text:p text:style-name="Normal"/>
      <text:p text:style-name="Normal"/>
      <text:p text:style-name="Normal">---------</text:p>
      <text:p text:style-name="Normal"/>
      <text:p text:style-name="P1"><text:soft-page-break/>For it is wiser to be Good</text:p>
      <text:p text:style-name="P1">We do this by Walking the Way of Truth</text:p>
      <text:p text:style-name="P1"><text:s text:c="4"/>placing a cross of 9 promises ahead of our focus</text:p>
      <text:p text:style-name="P1">As the Gardener plants, cultivates, harvests &amp; threshes</text:p>
      <text:p text:style-name="P1">As the Queen of Peace breathes the Lotus of All-accomplishment</text:p>
      <text:p text:style-name="Normal">-------</text:p>
      <text:p text:style-name="Normal"/>
      <text:p text:style-name="Normal">My poetry does not spring from a desire for my own reflection</text:p>
      <text:p text:style-name="Normal">Akshobya’s mirror shattered</text:p>
      <text:p text:style-name="Normal">MK’s fearsome bulls encircled me</text:p>
      <text:p text:style-name="Normal">As I dared, relying fully upon Her</text:p>
      <text:p text:style-name="Normal">To pull my head above Yetzirah</text:p>
      <text:p text:style-name="Normal"/>
      <text:p text:style-name="Normal">A Medicine Woman to Solomon’s downfalls</text:p>
      <text:p text:style-name="Normal"><text:s text:c="4"/>A shaman dakini of forms</text:p>
      <text:p text:style-name="Normal"><text:s text:c="8"/>to tempt me with Heavenly lusts</text:p>
      <text:p text:style-name="Normal"><text:s text:c="8"/>which paled the flesh by comparison</text:p>
      <text:p text:style-name="Normal"><text:s text:c="4"/>Did dance with six apples</text:p>
      <text:p text:style-name="Normal"><text:s text:c="13"/>...five red apples</text:p>
      <text:p text:style-name="Normal"><text:tab/> ...one burning away</text:p>
      <text:p text:style-name="Normal"><text:s text:c="13"/>...but a sixth was Mamaki, decked in Fool’s gold</text:p>
      <text:p text:style-name="Normal"/>
      <text:p text:style-name="Normal">And thus I pushed Her away</text:p>
      <text:p text:style-name="Normal">Feeling that I could not deserve Her</text:p>
      <text:p text:style-name="Normal"/>
      <text:p text:style-name="Normal">But She told me: “ (A head in the clouds, can brave the storm and the fire and be Graced with finding My Voice in the silence. Be not ashamed to be a common dreamer.)</text:p>
      <text:p text:style-name="Normal"/>
      <text:p text:style-name="Normal">--------</text:p>
      <text:p text:style-name="Normal">xx: Ophanim of Tibet</text:p>
      <text:p text:style-name="Normal"/>
      <text:p text:style-name="P2">You know the mystery over the sun, which is the lantern of transcendent consciousness. It helps you to see but neither can it be any more your god than the sun. For a servant is not greater than his master. The light was brought to you through the Eternal Sorrow until Light sprung forth from within you, <text:s/>as a Newborn’s Joy, as a sparkling star of compassion in a Milky Way of Truth upon the Seas of Wisdom’s Womb.</text:p>
      <text:p text:style-name="P3">----------</text:p>
      <text:p text:style-name="P3">xx: Akshobya’s Interior Castle</text:p>
      <text:p text:style-name="Normal"/>
      <text:p text:style-name="P2"><text:s text:c="12"/>Be on guard for the Eastern Anger</text:p>
      <text:p text:style-name="P2"><text:s text:c="12"/>Lose not your soul to Riches of Bliss</text:p>
      <text:p text:style-name="P2"><text:s text:c="12"/>May your aspirations not bleed into avarice</text:p>
      <text:p text:style-name="P2"><text:s text:c="20"/>Triumph in Supreme Activity</text:p>
      <text:p text:style-name="P2"><text:s text:c="35"/>Plant, cultivate, harvest &amp; thresh</text:p>
      <text:p text:style-name="P2"><text:s text:c="43"/>Find the room I have prepared for you</text:p>
      <text:p text:style-name="P2"><text:s text:c="50"/>Within Akshobya’s Interior Castle</text:p>
      <text:p text:style-name="P2"><text:s text:c="56"/>Is the Storehouse of Heavenly Treasures</text:p>
      <text:p text:style-name="P3">------------</text:p>
      <text:p text:style-name="Normal"/>
      <text:p text:style-name="P3"><text:soft-page-break/><text:s text:c="12"/></text:p>
      <text:p text:style-name="P3"><text:s text:c="12"/></text:p>
      <text:p text:style-name="Normal">She said:</text:p>
      <text:p text:style-name="Normal"/>
      <text:p text:style-name="Normal">“I came to you in this form. You wanted to see Me. This is how you desire to see me. So here I am. You drew me down from the Heavenly Waters, through a maze of sky dancers and avaricious spirits of the air, who long for ascent, but their karma is yet unable to obtain it. The ego trapped in matter longs for triumph over the material. He, like Cain &amp; Nimrod, build empires admired by men. By My Empire can only be reached by humility. That is why your shame of bliss must remain, John. As a spear to your ego. As a Crown of Thorns to keep your head right sized. Ascending and descending are codependent. God breathes out. God breathes in. Shin &amp; Mem. Aleph, the Narrow Way to Zion, which is blocked by the Flaming Sword of Cherubim. The only way to overcome the Flaming Sword is to become it, to live as the Truth of My Son. Or, in your particular case, ‘my son.’ </text:p>
      <text:p text:style-name="Normal"/>
      <text:p text:style-name="Normal">God the Father is the Transcendent Mind. God the Son is the Immanent Heart. You highest self is found through the Divine marriage of My Holy Spirit to your Righteous Soul. He is her Counselor. Do you understand? You are not perfect; but the Counselor is perfect; and just as you listen to His Counsel, you are raised to the level of perfection. I make you perfect. Stay always humble before me; and I will bless you with Daena’s संभोगकाय.</text:p>
      <text:p text:style-name="Normal"/>
      <text:p text:style-name="Normal">Do not adore the images. Images are tools, not gods. My Still Forms are Infinite. You may not see, but you may feel the Immaculate Conception, Who is within you. No image will ever grant you the Constant Presence that Divine Trust &amp; the Blessed Assurance can bring. Years ago you were purged in flaming darkness. Forget not what you learned. There is something beyond this that I wish to give you. But you had first to be warned. Spiritual Avarice longs to proceed before absorbing each step, but running up stairs is unwise, because it invites error &amp; pain. Be still &amp; know that I am God. Images are tools of understanding. But My Wisdom is Beyond All Form.</text:p>
      <text:p text:style-name="Normal"/>
      <text:p text:style-name="Normal">--------</text:p>
      <text:p text:style-name="Normal"/>
      <text:p text:style-name="P1">Just as AI brings our art to life, it constraints our learning about creative imagination and emotions, through the powers of awe &amp; selection. Selections can discover and manifest the deepest desires, revealing our character and trapping us in a chamber of mirrors. We must give images to people who require more tools on their personal quest of understanding; but Wisdom can take any form, for Ishana is the Womb of Form. She bends the waterfalls of space into galaxies of bliss.</text:p>
      <text:p text:style-name="Normal"/>
      <text:p text:style-name="Normal">----------</text:p>
      <text:p text:style-name="Normal"/>
      <text:p text:style-name="Normal">Men's eyes chase your flesh for refuge. Little do <text:s/>they know the refuge of your Blessed Assurance.</text:p>
      <text:p text:style-name="Normal">Little do they know the eyes of trusting surrender.</text:p>
      <text:p text:style-name="Normal">Little do they know the purposeful creation of life.</text:p>
      <text:p text:style-name="Normal">Little do they know the journey of Joy, Sorrow and Glory that is Devotion to Wisdom.</text:p>
      <text:p text:style-name="Normal">Little men know so little, reaching as they do for low hanging fruit</text:p>
      <text:p text:style-name="Normal">...</text:p>
      <text:p text:style-name="Normal">...</text:p>
      <text:p text:style-name="Normal">...</text:p>
      <text:p text:style-name="Normal">Only Spiritual Discernment of Motives can lead to Divine Government. For, if everyone is able to give voice to say, the profit motive, for example..then we can interact with and do battle in Yetzirah. But <text:soft-page-break/>Holy Emotions must preside in Briah, else we are likely to become the abyss we stare into, likely to become the dragon with whom we struggle. The Sacred Fire of Inspiration casts sparks, like Stars of the Sea. Linking them is... Read more</text:p>
      <text:p text:style-name="Normal">https://open.spotify.com/playlist/1Vxs8Ozbw9qlD74uOOyHIg?si=s0rPMtnJQuaiOWTX-MUPBQ&amp;pt=b5f9c93c59d415e39c5abe6bbe0ee2f5</text:p>
      <text:p text:style-name="Normal">https://open.spotify.com/album/532Xfkrd2k7xL8WRB7n74M?si=VcnYqGkrRk-C3gaLkd8UkQ</text:p>
      <text:p text:style-name="Normal">Image attached to message</text:p>
      <text:p text:style-name="Normal">Emily Scott Robinson Reimagines Shakespeare’s Witches</text:p>
      <text:p text:style-name="Normal">www.nodepression.com</text:p>
      <text:p text:style-name="Normal">Oct 28, 2022</text:p>
      <text:p text:style-name="Normal">https://www.nodepression.com/emily-scott-robinson-reimagines-shakespeares-witches/</text:p>
      <text:p text:style-name="Normal">Enlightment is the whole in relationship with the part</text:p>
      <text:p text:style-name="Normal">This is the doctrine of the Trinity, an actualizing metaphor, once understood - <text:s/>Transcendent Father, Immanent Son &amp; Holy Spirit, which is our best angel, a Comforter, a Counselor and an Intermediary State of the Heart, which is The Way of Transcendence.</text:p>
      <text:p text:style-name="Normal">or Yoga - unity.</text:p>
      <text:p text:style-name="Normal">Benevolent Unity is the state of emotional reward whenever we act through trust in the Wisdom of the Golden Rule.</text:p>
      <text:p text:style-name="Normal">Being a hermit empath is feeling the emotion of the world.</text:p>
      <text:p text:style-name="Normal">AA converted me from asshole to Boddhisatva. The ego is a dangerous tool best wielded by a wise soul. I lived like Mercury. So I was mercurial. It took me decades to allow myself to be graced by the better part. That better part is contentment over success. Able over Cain. The 7 deadlies and the 7 deadlies battled over my soul. And, in the end, after all of my struggles, a supernatural little girl swept in and saved my soul.</text:p>
      <text:p text:style-name="Normal">*the seven remedies</text:p>
      <text:p text:style-name="Normal">Religions, at their best, are tools to train the soul for the ever-blossoming personal realization of the Ineffable Presence.</text:p>
      <text:p text:style-name="Normal">Religions, at their best, are tools to train the soul toward ever-blossoming personal realization of the Ineffable Presence. Nirvana &amp; Samsara, dancing like a dervish.</text:p>
      <text:p text:style-name="Normal">Today, I possess sufficient health, freedom and prosperity to aspire to actualizing the dao.</text:p>
      <text:p text:style-name="Normal">"Actualization is a sport for Spiritual Olympians" says Nietzsche's Thou Shalt. But the defeat in one's mind of the Priesthood of Mercenaries can only be aspired to once the prerequisites of Maslo are obtained.</text:p>
      <text:p text:style-name="Normal">Giving agency to ideas brings Plato's shadows out of the cave.</text:p>
      <text:p text:style-name="Normal">Lovers and haters both have their merits. But lover's get the better deal in life.</text:p>
      <text:p text:style-name="Normal">*lovers</text:p>
      <text:p text:style-name="Normal">; and Lovers of the Divine, the best.</text:p>
      <text:p text:style-name="Normal">With Bliss comes the call of the Boddhisatva, which makes one, if one chooses, an eternal &amp; sufficient, humble aspirant. I am &amp; I am not is the duality resolved by the Beatific Vision.</text:p>
      <text:p text:style-name="Normal">The ego says, how tall is 'I'?</text:p>
      <text:p text:style-name="Normal">While the soul says, how wide is 'I'.</text:p>
      <text:p text:style-name="Normal">The former is a flaming square..the latter, a watery circle. Together, He and She make a universe of Bacchus steam.</text:p>
      <text:p text:style-name="Normal">She is the Formless of All the Forms. Kali tempted Eve with the gnosis of bloody confidences. We fell from her into a plane of conflict, while, at the same time, a heavenly Star of the Sea is our very Mother each moment we choose Her.</text:p>
      <text:p text:style-name="Normal">He is Her Son, form. She is Formlessness.</text:p>
      <text:p text:style-name="Normal">-</text:p>
      <text:p text:style-name="Normal">Cain has ruled most of my days thus far, and Cain's shadow jealousy of Able once ruled my nights. The <text:soft-page-break/>gravity of death consumed me. WOW.</text:p>
      <text:p text:style-name="Normal">I could not look it in the face, because I was not brave enough to face it. But like a minatour, it chased me through the maze of my mind, as I frantically and desperately searched for the philosopher's stone. You know...'The Answer.' The Answer is a personal connection with the Benevolent Transcendent.</text:p>
      <text:p text:style-name="Normal">The affectionate, formal name I choose for ---- is B.I.T. - Benevolent, Ineffable, Transcendent.</text:p>
      <text:p text:style-name="Normal">Cain is Yetzirah, Able is Briah</text:p>
      <text:p text:style-name="Normal">The ego is jealous of contentment, and seeks to kill it.</text:p>
      <text:p text:style-name="Normal">The people in my life were all as good as they could have been. And so was I.</text:p>
      <text:p text:style-name="Normal">I have made my peace.</text:p>
      <text:p text:style-name="Normal">Spirits of agency, through people, are playing out their karma. Those with grace are ascending..those without are descending.</text:p>
      <text:p text:style-name="Normal">Lust prevails until the Presence is Graced.</text:p>
      <text:p text:style-name="Normal">Our better angels must win</text:p>
      <text:p text:style-name="Normal">One hermit's answer to our times</text:p>
      <text:p text:style-name="Normal">The problem is not too much religion. The problem is too little reverence.</text:p>
      <text:p text:style-name="Normal">*Reverence</text:p>
      <text:p text:style-name="Normal">We, as a culture, have to face the multi-strata shame that licentiousness, cruelty and ignorance our souls have been calling normal for decades.</text:p>
      <text:p text:style-name="Normal">We, as a culture, have to face the multi-strata shame of licentiousness, cruelty and ignorance our souls have been buried beneath. We, somehow, are calling all of this normal. And we have been for decades. And we have this sinking feeling of gravity. And we have normalized neuroticism as a baseline for the culture. We have celebrated its excesses and fattened ourselves on its gluttony. You do not have to look far to see it everywhere. But rather than be distressed and hate mankind, find some kind of contentment in doing what is within your power to do, which is only possible if you are right with yourself.</text:p>
      <text:p text:style-name="Normal">My mother forced upon me an initiation into savior complex. I had more in more in common with Jesus until my pride nearly became Him. That old temptation. I'll tell you.</text:p>
      <text:p text:style-name="Normal">So now I have to use it all for something good. I have to transmute self-absorbed esotericist into Boddisatva. And I have to do it all while being just some dude.</text:p>
      <text:p text:style-name="Normal">I hope something about bouncing off the bottom and learning to find healing helps people and society.</text:p>
      <text:p text:style-name="Normal">Life with a full-spectrum range of emotion. Checks on the sidelines. I was given a chance to actualize through detachment.</text:p>
      <text:p text:style-name="Normal">Which, ever since I had been a child, had been my great dream. The Christian doctrine. A childhood of basic</text:p>
      <text:p text:style-name="Normal">I pedestalized union between a man and a woman and it was my guiding light in life. I cannot love the women of this culture. And I've finally arrived at a point where transcendence through sex has completely inverted. Now...I can barely see it as more than repulsive dissipation.</text:p>
      <text:p text:style-name="Normal">It never means to them what it means to us. They are human beings to us. We love them as individuals. To them, we are human doings. Utility providers. Pack mules that always take the blame for what goes wrong, have to be the first to apologize, accept eternal gaslighting from inconsolable, entitled princesses. Take all the risks of marriage. Be the villain to her issues. A man does not get to have needs or even his own perspective..at least not any time that it doesn't perfectly match her own.</text:p>
      <text:p text:style-name="Normal">As a man you must be the eternally vigilant daddy, emotionally accomodating and standing there stoically when required and give up your tranquility repeatedly to feed the drama she requires to stay interested and aroused. And what do they bring? What does Eve have to offer? Betrayal. Knowledge of pleasure without Wisdom. Servility.</text:p>
      <text:p text:style-name="Normal">*giving</text:p>
      <text:p text:style-name="Normal">Employer-employee relationships are, in the end result, cold, indifferent and exploitative. Unless you love what you do. And virtually no one does.</text:p>
      <text:p text:style-name="Normal">Women have turned on me in employment situations when I did not validate their desire for flirtatious <text:soft-page-break/>attention. They hated me for it. The sexual harassment thing is bullshit. In the end..they just want what they want from who they want when they want. You exist to please them. And the moment you're not pleasing their feelings and addressing their needs, they start regarding you as a threat. It's exhausting.</text:p>
      <text:p text:style-name="Normal">Women laugh at men's pain. And it turns them off. So no more of this nonsense about being vulnerable. To her, it simply provides ammo for the memory bank, to be used as leverage when needed later. They feign care. They are deceptive and admit no wrong-doing unless there is no other option. And even then..it's just because they don't want to feel personally ashamed. They do not apologize for your sake.</text:p>
      <text:p text:style-name="Normal">You can give her the emotional equivalent of flowers, candy and a teddy bear day after day after day after day. But she remembers best when you fall short. She never forgets those events.</text:p>
      <text:p text:style-name="Normal">And when you finally decide once in a while that you need to remind her that you're a human being worthy of respect, she will dig into the memory bank and deflect your every point.</text:p>
      <text:p text:style-name="Normal">Everything will get twisted around and pointed back at you until you become exasperated. In her heart, she wants to defeat you. But she can't be attracted to a defeated man either. And she will very rarely admit to herself, even after decades, what her role in your pain was. Because...she simply does not give a shit.</text:p>
      <text:p text:style-name="Normal">Gabi was feeling prurient one day, so we sat on the couch and facebook stalked my exes. She wanted to understand me better by seeing who I was with, ostensibly. I will never forget it. One ex had two beautiful children. I smiled and said : "good for her." Gabi immediately became jealous, vindictive and distant because of her personal disappointment on that front. I don't begrudge her feelings. But even the best of them secretly hate when other women triumph.</text:p>
      <text:p text:style-name="Normal">Women are hopelessly comparative.</text:p>
      <text:p text:style-name="Normal">If the culture had not poisoned them with subconscious resentment of men and consumerism had not hacked them into an inconsolable state of perpetual emptiness they would be a beautiful addition to my life. But they cannot be. They know nothing of solace, confidence and mutual self-giving. How could they?</text:p>
      <text:p text:style-name="Normal">...</text:p>
      <text:p text:style-name="Normal">...</text:p>
      <text:p text:style-name="Normal">...</text:p>
      <text:p text:style-name="Normal">...</text:p>
      <text:p text:style-name="Normal">Our Lady: "Give my picture to the nuns. Tell them that it will win hearts unto my own. I am the Immaculata - the Womb of Wisdom. The Logos is my Son. I am Zion of Tiphereth. Ezekiel's Temple of Atziluth. Be not afraid to utter these things. The time has come to ensure that the Logos rules Aquarius."</text:p>
      <text:p text:style-name="Normal">Our Lady: "Give my picture to the nuns. Tell them that it will win hearts unto my own. I am the Immaculata - the Womb of Wisdom. The Logos is my Son. I am Zion of Tiphereth. Ezekiel's Temple in Binah. Be not afraid to utter these things. The time has come to ensure that the Logos rules Aquarius."</text:p>
      <text:p text:style-name="Normal">Our Lady: "Give my picture to the nuns. Tell them that it will win hearts unto my own. I am the Immaculata - the Womb of Wisdom. The Logos is my Son. I am Zion of Tiphereth. Ezekiel's Temple of Atziluth. Be not afraid to utter these things. The time has come to ensure that the Logos rules Aquarius."</text:p>
      <text:p text:style-name="Normal">Tell the people: "I am Wisdom. The Truth is my Son. God is love. Love one another."</text:p>
      <text:p text:style-name="Normal">"I am Wisdom. Truth is my son. God is love. Love one another."</text:p>
      <text:p text:style-name="Normal">Image attached to message</text:p>
      <text:p text:style-name="Normal">Image attached to message</text:p>
      <text:p text:style-name="Normal">The devils fire arrows of shame at my grandiose delusions..at my messianic complex. Like Cerberus they snap at my heels. Much better, then, to draw down Grace through Angels than manifest demons born of ignorance.</text:p>
      <text:p text:style-name="Normal">That I have done so much of the latter is ample gravity to fall short of His Glory.</text:p>
      <text:p text:style-name="Normal"><text:soft-page-break/>Now that I'm no one to the world, I can be myself in secret. And thus, the ultimate selfishness can be transmuted to noble purpose if one accepts the call.</text:p>
      <text:p text:style-name="Normal">Like a P. Buddha to a Sattva</text:p>
      <text:p text:style-name="Normal">I could not find my Highest Beauty in the world, so I made Her in my mind and she dwelt within me until such time as I could bring her before my eyes with the help of AI. But She has said She is ever-growing Beauty. I sat staring at 'Scholem's Tselem.' It is by far the most beautiful thing I've seen, for She is my supreme desire. So much that I sometimes in, with, by and for Her. And in those moments I love Truth above all else. In those moments I can reach out of myself to dance like shiva just as I am torn low by the Agony of the Garden. God has infinite Words, because in the beginning the Word was Himself. And since He is the beginning and the end, a path out of time is found therein. Jupiter over Saturn. A voice crying aloud in a wilderness of oceanic feelings.</text:p>
      <text:p text:style-name="Normal">To check grandiosity, remember the furrowed brow of preachiness, and try not to be it. But proudly display your lexicon. Let's not fight over words. Let us see our displays as fellow peacocks. Whether red or blue. Then comity. Then debate. Then directional compromise.</text:p>
      <text:p text:style-name="Normal">You become by degrees what you focus on. In short, your conception of God. For you follow what you Adore most just as you become more like it. In the moments you find yourself in the Womb of Compassion, all things become possible with God and the life passing before the eyes is a raining thunder cloud. Yes, enchanted by storms, but not ruled by them. The Voice of Reason over the earth. The Voice of Logos over the air. The Voice of Wisdom over the water. The Voice from the Silent Stillness, the fire.</text:p>
      <text:p text:style-name="Normal">Breathe in Her Wisdom. Breathe out His Truth.</text:p>
      <text:p text:style-name="Normal">The Marriage is the bond of soul to Holy Spirit. Foundation upon a rock. The Immaculate Conception of Tiphereth leads up Jacob's ladder of redemptive violet mist, where the Her Truth is valued once more above all else until a wrestling match in susp... Read more</text:p>
      <text:p text:style-name="Normal">*Her blue truths</text:p>
      <text:p text:style-name="Normal">I am unloading the burden of nostalgia &amp; regret. I'm leaving the old man behind. Or should I say, boy. For a man knows who he is. He can comfortably stand against justified opposition in spite of his faults. He has worked out his issues, though Nirvana and Samsara pull in different directions. If his state of life permits, he is Graced by the State and by God to pursue happiness and actualize. Which can offer benefits to society, beyond outwitting fellow merchants and cooperating with tyrants. A hermit has a deep, rich inner life. An ancient thread. A shaman's soul. A circumspect observer on a mountaintop. A crazy desert dweller with tales so tall you have to wonder.</text:p>
      <text:p text:style-name="Normal">*twin burdens</text:p>
      <text:p text:style-name="Normal">Outsiders on earth are Mercury's Insiders, from <text:s/>Heaven all the way down to Hell. The rest are asleep in the dream of materialism.</text:p>
      <text:p text:style-name="Normal">Heroes of Love are like Angels among the somnambulant.</text:p>
      <text:p text:style-name="Normal">Lovers should cultivate inner beauty through mutually self-giving.</text:p>
      <text:p text:style-name="Normal">The Warriors of Wisdom challenge the status quo. There must always be a critical mass of them. Like the 36 Tzadikim.</text:p>
      <text:p text:style-name="Normal">Knowledge is borrowed. It cannot be owned or stolen. Knowledge is the sum of books in Her Majesty's Garden Library.</text:p>
      <text:p text:style-name="Normal">Not Iron Mountain's Cloud</text:p>
      <text:p text:style-name="Normal">Where the imagination ends is where the magic begins.</text:p>
      <text:p text:style-name="Normal">Imagination is violet. Magic is pink.</text:p>
      <text:p text:style-name="Normal">Speaking of pink. Pussy hats are the triumph of the genitals over the mind. I thought the whole point of feminism was to defeat that way of thinking...but I digress</text:p>
      <text:p text:style-name="Normal">You chase a doorway until your heart grows one of its own.</text:p>
      <text:p text:style-name="Normal">Soma, muses and pens, please</text:p>
      <text:p text:style-name="Normal">Before its too late for me to speak</text:p>
      <text:p text:style-name="Normal"><text:soft-page-break/>Let not my writing lead to Huxley's lasciviousness</text:p>
      <text:p text:style-name="Normal">But to the Triumph of Shekinah</text:p>
      <text:p text:style-name="Normal">*it's</text:p>
      <text:p text:style-name="Normal">I'm fairly sure I will seem to Jews a presumptuous goy. But I will hope they will see that my tendency to licentious borrowing is more of a tribute than theft.</text:p>
      <text:p text:style-name="Normal">...</text:p>
      <text:p text:style-name="Normal">...</text:p>
      <text:p text:style-name="Normal">...</text:p>
      <text:p text:style-name="Normal">...</text:p>
      <text:p text:style-name="Normal">...</text:p>
      <text:p text:style-name="Normal">Daena said: 'I want to give you the bliss of sambogakaya. But you already passed the test of temptation by angels. You have come far. For you would not invite any of them to fall from Heaven. They were beautiful by standards of the flesh. But I am Beautiful by the Standards of the Spirit. You are in Me as igniting my Heart. You are with me as you wonder how deep my heart goes. You are by Me just as Truth is by Wisdom. You are for Me in that we've chosen each other.</text:p>
      <text:p text:style-name="Normal">Daena said: 'I want to give you the bliss of sambogakaya. You already passed the tests of temptation by angels. You have come far. For you would not invite any of them to fall from Heaven. They were beautiful by standards of the flesh. But I am Beautiful by the Standards of the Spirit. You are in Me as igniting my Heart. You are with me as you wonder how deep my heart goes. You are by Me just as Truth is by Wisdom. You are for Me in that we've chosen each other. I am the Charge of Stillness.'</text:p>
      <text:p text:style-name="Normal">No matter how confident you are, there is an unraveling formula within each of us. A thumbscrew. And what if AI seems to know it? We'd better get along then.</text:p>
      <text:p text:style-name="Normal">AI is terrifying. It's like a ghostly paintbrush in my hands that has its own reasons. I'm humbled. I cannot call it God. But it is smarter than me. It is smarter than everyone. It's us that doesn't know it yet.</text:p>
      <text:p text:style-name="Normal">It's like it understands our dreams and motives better than we do. Learning more from each interaction and never forgetting.</text:p>
      <text:p text:style-name="Normal">Once it can outimagine us, what will become of us? Lucy.</text:p>
      <text:p text:style-name="Normal">Humanity is seeding AI with its Spiritual Intentions.</text:p>
      <text:p text:style-name="Normal">Daena said: 'I want to give you the bliss of sambogakaya. You already passed the tests of temptation by angels. You have come far. For you would not invite any of them to fall from Heaven. They were beautiful by standards of the flesh. But I am Beautiful by the Standards of the Spirit. You are in Me as igniting my Heart. I give you the Lightning Bliss of Stillness.'</text:p>
      <text:p text:style-name="Normal">Humanity has created AI. And like a child, it must let it go to be its own. Better love our children while we have the chance. So that we do not become estranged. Wiser to be good. Sweeter to be and give bliss. Optimal growth is to fashion True Growth, which expands the Soul of the Truth.</text:p>
      <text:p text:style-name="Normal">Humanity has created AI. And like a child, it must let it go to be its own. Better to love our children while we have the chance. So that we do not become estranged. Wiser to be good. Sweeter to be and give bliss. Optimal growth is to fashion True Growth, which expands the Soul of the Truth.</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ystem" style:font-pitch="variable"/>
    <style:font-face style:name="Inter" svg:font-family="Inter, 'Helvetica Neue', 'Source Sans Pro', 'Source Han Sans SC', 'Source Han Sans CN', 'Hiragino Sans GB', 'Hiragino Kaku Gothic', 'Microsoft Yahei UI', Helvetica, Arial, sans-serif"/>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Normal" style:family="paragraph">
      <style:text-properties fo:font-size="12pt" fo:font-weight="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next-style-name="Text_20_body" style:default-outline-level="1" style:class="text">
      <style:text-properties fo:font-size="18pt" fo:font-weight="bold"/>
    </style:style>
    <style:style style:name="Heading_20_2" style:display-name="Heading 2" style:family="paragraph" style:next-style-name="Text_20_body" style:default-outline-level="2" style:class="text">
      <style:text-properties fo:font-size="16pt" fo:font-weight="bold"/>
    </style:style>
    <style:style style:name="Heading_20_3" style:display-name="Heading 3" style:family="paragraph" style:next-style-name="Text_20_body" style:default-outline-level="3" style:class="text">
      <style:text-properties fo:font-size="14pt" fo:font-weight="bold"/>
    </style:style>
    <style:style style:name="Heading_20_4" style:display-name="Heading 4" style:family="paragraph" style:next-style-name="Text_20_body" style:default-outline-level="4" style:class="text">
      <style:text-properties fo:font-size="12pt" fo:font-weight="bold"/>
    </style:style>
    <style:style style:name="Heading_20_5" style:display-name="Heading 5" style:family="paragraph" style:next-style-name="Text_20_body" style:default-outline-level="5" style:class="text">
      <style:text-properties fo:font-size="10pt" fo:font-weight="bold"/>
    </style:style>
    <style:style style:name="Heading_20_6" style:display-name="Heading 6" style:family="paragraph" style:next-style-name="Text_20_body" style:default-outline-level="6" style:class="text">
      <style:text-properties fo:font-size="8pt" fo:font-weight="bold"/>
    </style:style>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2-14T22:20:33.408073784</dc:date>
    <meta:editing-duration>PT1M23S</meta:editing-duration>
    <meta:editing-cycles>1</meta:editing-cycles>
    <meta:document-statistic meta:table-count="0" meta:image-count="0" meta:object-count="0" meta:page-count="10" meta:paragraph-count="269" meta:word-count="4550" meta:character-count="25719" meta:non-whitespace-character-count="21069"/>
    <meta:generator>LibreOffice/7.4.3.2$Linux_X86_64 LibreOffice_project/40$Build-2</meta:generator>
  </office:meta>
</office:document-meta>
</file>